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67d9" officeooo:paragraph-rsid="001f67d9"/>
    </style:style>
    <style:style style:name="P2" style:family="paragraph" style:parent-style-name="Standard">
      <style:text-properties officeooo:rsid="001f7b84" officeooo:paragraph-rsid="001f7b84"/>
    </style:style>
    <style:style style:name="P3" style:family="paragraph" style:parent-style-name="Standard">
      <style:text-properties officeooo:rsid="001f7b84" officeooo:paragraph-rsid="001f9d86"/>
    </style:style>
    <style:style style:name="P4" style:family="paragraph" style:parent-style-name="Standard">
      <style:text-properties officeooo:rsid="001f9d86" officeooo:paragraph-rsid="001f9d86"/>
    </style:style>
    <style:style style:name="P5" style:family="paragraph" style:parent-style-name="Standard">
      <style:text-properties officeooo:rsid="00216593" officeooo:paragraph-rsid="00216593"/>
    </style:style>
    <style:style style:name="P6" style:family="paragraph" style:parent-style-name="Standard">
      <style:text-properties officeooo:rsid="00216593" officeooo:paragraph-rsid="0023f055"/>
    </style:style>
    <style:style style:name="P7" style:family="paragraph" style:parent-style-name="Standard">
      <style:text-properties officeooo:rsid="0023f055" officeooo:paragraph-rsid="0023f055"/>
    </style:style>
    <style:style style:name="P8" style:family="paragraph" style:parent-style-name="Standard">
      <style:text-properties officeooo:rsid="00266824" officeooo:paragraph-rsid="00266824"/>
    </style:style>
    <style:style style:name="P9" style:family="paragraph" style:parent-style-name="Header">
      <style:text-properties fo:font-weight="bold" officeooo:rsid="001f67d9" officeooo:paragraph-rsid="001f67d9" style:font-weight-asian="bold" style:font-weight-complex="bold"/>
    </style:style>
    <style:style style:name="T1" style:family="text">
      <style:text-properties officeooo:rsid="001f7b84"/>
    </style:style>
    <style:style style:name="T2" style:family="text">
      <style:text-properties officeooo:rsid="001f9d86"/>
    </style:style>
    <style:style style:name="T3" style:family="text">
      <style:text-properties officeooo:rsid="0022f4c8"/>
    </style:style>
    <style:style style:name="T4" style:family="text">
      <style:text-properties officeooo:rsid="0025262e"/>
    </style:style>
    <style:style style:name="T5" style:family="text">
      <style:text-properties officeooo:rsid="0027db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re is some commentary on the program strategy and details.</text:p>
      <text:p text:style-name="P1"/>
      <text:p text:style-name="P1"/>
      <text:p text:style-name="P1">ADC usage</text:p>
      <text:p text:style-name="P1"/>
      <text:p text:style-name="P1">The BMS chip has one analog buffered output, so one ADC channel must measure all the cells, thermistors, and top-of-stack voltages. Other ADC channels are used to measure pcb points, e.g. the isolated dc-dc module voltage, processor internal voltage reference and internal temperature sensor. </text:p>
      <text:p text:style-name="P1"/>
      <text:p text:style-name="P1">The measurement speed for the BMS readout is critical since during the readout the voltages for the cells are being held by 1u capacitors and due to leakage the voltage has a “slump”. While the measurement speed for the other ADC channels is not as critical a large number of readings is needed for averaging the internal voltage reference. To deal with the timing issue the program strategy uses to two ADC modes. One for BMS readout and the other for the other ADC channels.</text:p>
      <text:p text:style-name="P1"/>
      <text:p text:style-name="P1">The cell readings are not needed continuously, <text:span text:style-name="T1">and also</text:span> there is a sampling time requirement. <text:span text:style-name="T1">The flying capacitors are connected to the cell inputs with 3K resistors so there is a time constant issue with the recharging. The general plan is that the fastest rate for taking readings with be 16 per sec. This leaves 62.5 ms minus the readout duration for recharging.</text:span></text:p>
      <text:p text:style-name="P1"/>
      <text:p text:style-name="P2">ADCTask.c handles the control of the ADC readouts. After initialization the endless ‘for’ loop checks a FreeRTOS queue for a BMS readout request, without a wait. If the queue is empty it configures the ADC and DMA for reading the <text:s text:c="2"/>non-BMS ADC channels (if it is not already configured for this mode). The readout is started and a wait-for-notification is entered. When the ADC scans completes the DMA interrupt notifies the task, and the task calibrates and updates the channel readings and the ‘for’ loop repeats. This operation takes about 0.64 ms, which means any BMS readout has to wait no longer than 0.64 ms.</text:p>
      <text:p text:style-name="P2"/>
      <text:p text:style-name="P2">When a request for a BMS readout placed on the queue the ‘for’ loop checks a code on the request for the type of request. </text:p>
      <text:p text:style-name="P2"/>
      <text:p text:style-name="P3">If it the request is a ‘readbms’ the ADC is configured to read the single channel connected to the BMS buffer output. The readout requires a sequence. A command is sent; a delay for the command to “settle” <text:s/>e.g. the analog output buffer voltage, then an ADC conversion. </text:p>
      <text:p text:style-name="P3"/>
      <text:p text:style-name="P3"><text:span text:style-name="T2">The commands are 24 bits (3 bytes) sent with SPI/DMA. The not-chip-select (/CS) line to the BMS controls the latching of the command bits to the BMS. When the SPI command transmission is started the line is low, enabling the BMS. When the command is complete the line is brought high if the ADC has finished the conversions.</text:span></text:p>
      <text:p text:style-name="P3"/>
      <text:p text:style-name="P4">The first cycle of the sequence sets the /SMPL bit in the command which switches the flying capacitors from the cell inputs to ground reference. A delay of 50 us is required for this operation to “settle”. Therefore, the sequence is for ADCTask to begin the readout sequence by sending this first command. The SPI interrupt raises the /CS line thus latching the command and a 50 us time delay is set for the timer. The timer interrupt prepares the next command (cell #2), and starts the ADC conversions for the command currently latched in the BMS, i.e. cell #1.</text:p>
      <text:p text:style-name="P4"/>
      <text:p text:style-name="P5"><text:soft-page-break/>If the option in the queued readout request is set to not overlap the sending of the SPI with ADC conversions (which might result in lower ADC noise, but take longer to readout all 16 cells resulting in a greater “slump” error), then the next SPI command transmission is not started. Otherwise, the ADC conversions and SPI sending are both started.</text:p>
      <text:p text:style-name="P5"/>
      <text:p text:style-name="P5">When the SPI transmission completes the interrupt handling a checks on the ADC is made and if the ADC is complete. If the ADC completed during the SPI transmission, then SPI can raise the /CS line to latch the command just sent, and start the timer for the BMS settling time of the command just latched. Upon completion of the time delay the timer interrupt prepares the next command. The overlap/not-overlap option described above executes.</text:p>
      <text:p text:style-name="P3"/>
      <text:p text:style-name="P3"><text:span text:style-name="T2">If the ADC is still busy with the conversion the /CS remains low and the completion of the ADC conversion raises the /CS to latch/execute the new command in the BMS and it also starts the timer time delay. When the time delay completes the timer interrupt handling prepares the next command; starts the next command sending; and, starts the ADC converting the command that was latched.</text:span></text:p>
      <text:p text:style-name="P3"/>
      <text:p text:style-name="P5">The thermistor and top-of-stack readouts do not involve measuring voltages on capacitors so the issue of “slump” error is not involved. The time delay for settling of the analog output buffer is still present, and the top-of-stack requires a 60 us delay. </text:p>
      <text:p text:style-name="P5"/>
      <text:p text:style-name="P5">The timer interrupt handler prepares the command to be sent by the SPI. A ‘switch’ based on an index is used to deal with cells, thermistors, top-of-stack, and end of requested readout. The commands for selecting the individual cells is done via a table lookup. An option in the queued readout request can select for the cell readouts to be high-to-low cell numbers, or low-to-high. The high numbered cells are supposed to have a higher leakage current, hence faster slump rate, than the low cells, <text:span text:style-name="T3">and</text:span> the datasheet recommends high-to-low. The option allows the reverse readout so that comparisons can be made. <text:span text:style-name="T3">(Similarly, the option for overlap/not-overlap can be used to test out which provides the best accuracy.)</text:span></text:p>
      <text:p text:style-name="P5"/>
      <text:p text:style-name="P7">The ADC conversions are done using the over-sampling provision in the STM32L431. A channel is repeatedly converted and the result added to a register. At the end of the set number of conversions the register with the accumulated readings is automatically right shifted according a setting in a configuration register. The selection for the ADC channels scans is an oversampling of 32 followed by a right shift of 1, and the BMS readout is 16 with no right shift.</text:p>
      <text:p text:style-name="P7"/>
      <text:p text:style-name="P7">For the BMS readout the oversampling is selected so that the durations for conversions is close to the time for the SPI to send the next command plus the requisite time delay. This results in the largest amount of conversions for the shortest length of time. <text:s/>Rather than depend on</text:p>
      <text:p text:style-name="P7"/>
      <text:p text:style-name="P7">The basic initialization is set via STM32CubeMX. The ADC setup in ‘MX is used to set the </text:p>
      <text:p text:style-name="P7"/>
      <text:p text:style-name="P7">It is important that the interrupt priority of the SPI, TIM15, and ADC all be at the same level. Since the interrupt handling of these three interact, having the same priority avoids an intractable situation whereby one a higher priority interrupt occurs in the middle of the execution of the lower priority interrupt.</text:p>
      <text:p text:style-name="P7"/>
      <text:p text:style-name="P7"><text:soft-page-break/>TIM15 shares the interrupt vector with TIM1. TIM1 is used for the trickle charger PWM control, along with the two comparators that break TIM1 to keep currents and voltages within limits. No interrupts are used with TIM1.</text:p>
      <text:p text:style-name="P7"/>
      <text:p text:style-name="P7">TIM2 is used with the FanTask, and the fan control. It is a 32b timer, however the PWM frame rate is set for 25 Khz so it is not useful for using one of its timers for the BMS time delays. This leaves TIM15 for the time delays, however it is only 16b. For most of the time delays that is sufficient, i.e. at 16 MHz system clock the turnover duration is 4.096 ms. However, the the self-calibration command for the BMS requires approximately 8 ms. To handle this single long delay situation, the time delay for completion of the self-calibration command is simply two output capture turnovers, starting at the time the SPI command completed (and the /CS line raised to latch the command).</text:p>
      <text:p text:style-name="P7"/>
      <text:p text:style-name="P7">Yet to be tested (3/11/202) the BMS commands for readout require 5 us following the latching of the command. From the instant of raising of the /CS line to the start of the TIM15 output capture there are instructions being executed, so adding 5 us of timer ticks (i.e. at 16 Mhz system clock, 16 machine cycles per us) will result in a somewhat longer timer duration from the time the i/o line goes from low-to-high and until timer interrupt takes place, and executes up to the point where the ADC conversion start. <text:span text:style-name="T4">The amount of time will be short—maybe less than 2 us?--so that is not significant, i.e. for 16 cells, 32 us extending of a possible 316.8 us minimum. The datasheet mentions that with 1 u capacitors a readout of less than 1 ms for less than 1 mv slump error.</text:span></text:p>
      <text:p text:style-name="P7"/>
      <text:p text:style-name="P8">CanCommTask.c is the primary source of requests for a BMS readout. This task checks on incoming CAN msgs and when there is a request for a readout, e.g. the EMC, it places a pointer to a struct ADCREADREQ on the queue for ADCTask. The struct holds the options, pointers, notification word, etc. ADCTask executes the request and notifies the task making the request (using the data in the struct). With the new data CanCommTask sends the CAN msgs with the readings. The rate for taking readings is therefore under control of the EMC, or “whoever” sends the CAN msg for the request.</text:p>
      <text:p text:style-name="P8"/>
      <text:p text:style-name="P8">When there are no CAN msgs making a request, the endless ‘for’ loop in CanCommTask times out; makes readout request, and sends out the results as a heartbeat. The heartbeat rate is determined by the timeout count, which is a parameter.</text:p>
      <text:p text:style-name="P8"/>
      <text:p text:style-name="P8">Another readout requester is likely to be ‘main.c’ where ‘defaultTask’ makes a request for monitoring/debuggin<text:span text:style-name="T5">g</text:span>.</text:p>
      <text:p text:style-name="P8"/>
      <text:p text:style-name="P8"/>
      <text:p text:style-name="P6"/>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1f67d9" officeooo:paragraph-rsid="001f67d9"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age <text:page-number text:select-page="current">3</text:page-number> <text:s text:c="2"/>bmsmax14921.c – some words of explanation <text:s text:c="2"/>03/11/202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1T12:52:36.676390327</meta:creation-date>
    <dc:date>2022-03-11T15:29:39.335767585</dc:date>
    <meta:editing-duration>PT20M58S</meta:editing-duration>
    <meta:editing-cycles>5</meta:editing-cycles>
    <meta:generator>LibreOffice/5.1.6.2$Linux_X86_64 LibreOffice_project/10m0$Build-2</meta:generator>
    <meta:document-statistic meta:table-count="0" meta:image-count="0" meta:object-count="0" meta:page-count="3" meta:paragraph-count="26" meta:word-count="1575" meta:character-count="9063" meta:non-whitespace-character-count="7502"/>
  </office:meta>
</office:document-meta>
</file>